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ventListenerProx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ListenerProxy.onEvent( EventIterator ev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EventListenerProxy.ServerEventListenerProxy( RemoteAdapterFactory factory , long listenerId , Queue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EventListenerProx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ventListenerProx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